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5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cho “Enter the Number” read n</text:p>
      <text:p text:style-name="Standard">r=`expr $n % 2` if [ $r -eq 0 ] then</text:p>
      <text:p text:style-name="Standard">echo “$n is Even number” else</text:p>
      <text:p text:style-name="Standard">echo “$n is Odd number” f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0:59:29.903000000</dc:date>
    <meta:editing-duration>PT1M56S</meta:editing-duration>
    <meta:editing-cycles>1</meta:editing-cycles>
    <meta:document-statistic meta:table-count="0" meta:image-count="0" meta:object-count="0" meta:page-count="1" meta:paragraph-count="4" meta:word-count="29" meta:character-count="121" meta:non-whitespace-character-count="96"/>
    <meta:generator>LibreOffice/7.1.8.1$Windows_X86_64 LibreOffice_project/e1f30c802c3269a1d052614453f260e49458c82c</meta:generator>
  </office:meta>
</office:document-meta>
</file>